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ontAwesome" svg:font-family="FontAwesome" style:font-adornments="Regular" style:font-pitch="variable"/>
    <style:font-face style:name="FontAwesome1" svg:font-family="FontAwesom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3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896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1.071cm" fo:break-before="auto" style:use-optimal-row-height="false"/>
    </style:style>
    <style:style style:name="ro3" style:family="table-row">
      <style:table-row-properties style:row-height="0.787cm" fo:break-before="auto" style:use-optimal-row-height="false"/>
    </style:style>
    <style:style style:name="ro4" style:family="table-row">
      <style:table-row-properties style:row-height="1.141cm" fo:break-before="auto" style:use-optimal-row-height="false"/>
    </style:style>
    <style:style style:name="ro5" style:family="table-row">
      <style:table-row-properties style:row-height="1.2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mains">
      <style:table-cell-properties fo:background-color="#a7074b" style:text-align-source="fix" style:repeat-content="false"/>
      <style:paragraph-properties fo:text-align="center" fo:margin-left="0cm"/>
      <style:text-properties fo:color="#ffffff" fo:font-size="18pt" style:font-size-asian="18pt" style:font-size-complex="18pt"/>
    </style:style>
    <style:style style:name="ce6" style:family="table-cell" style:parent-style-name="scale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mains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7" style:family="table-cell" style:parent-style-name="subs">
      <style:table-cell-properties fo:background-color="#ffe994"/>
    </style:style>
    <style:style style:name="ce9" style:family="table-cell" style:parent-style-name="sub-subs">
      <style:table-cell-properties fo:background-color="#ffe994"/>
    </style:style>
    <style:style style:name="ce10" style:family="table-cell" style:parent-style-name="mains">
      <style:table-cell-properties fo:background-color="#a1467e" style:text-align-source="fix" style:repeat-content="false" style:vertical-align="middle"/>
      <style:paragraph-properties fo:text-align="center"/>
      <style:text-properties fo:color="#ffffff"/>
    </style:style>
    <style:style style:name="ce15" style:family="table-cell" style:parent-style-name="subs">
      <style:table-cell-properties fo:background-color="#ffd7d7"/>
    </style:style>
    <style:style style:name="ce16" style:family="table-cell" style:parent-style-name="mains">
      <style:table-cell-properties fo:background-color="#bbe33d" style:text-align-source="fix" style:repeat-content="false" style:vertical-align="middle"/>
      <style:paragraph-properties fo:text-align="center"/>
    </style:style>
    <style:style style:name="ce17" style:family="table-cell" style:parent-style-name="subs">
      <style:table-cell-properties fo:background-color="#dde8cb"/>
    </style:style>
    <style:style style:name="ce19" style:family="table-cell" style:parent-style-name="sub-subs">
      <style:table-cell-properties fo:background-color="#dde8cb"/>
    </style:style>
    <style:style style:name="ce20" style:family="table-cell" style:parent-style-name="subs">
      <style:table-cell-properties fo:background-color="#e8f2a1"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subs">
      <style:table-cell-properties fo:background-color="#ffdbb6"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fdbb6" fo:border-left="none" fo:border-right="none" fo:border-top="0.74pt solid #000000"/>
    </style:style>
    <style:style style:name="ce25" style:family="table-cell" style:parent-style-name="scale">
      <style:table-cell-properties fo:background-color="#ffe994"/>
    </style:style>
    <style:style style:name="ce26" style:family="table-cell" style:parent-style-name="scale">
      <style:table-cell-properties fo:background-color="#ffd7d7"/>
    </style:style>
    <style:style style:name="ce27" style:family="table-cell" style:parent-style-name="scale">
      <style:table-cell-properties fo:background-color="#dde8cb"/>
    </style:style>
    <style:style style:name="ce28" style:family="table-cell" style:parent-style-name="Default">
      <style:table-cell-properties fo:background-color="#e8f2a1" fo:border="none"/>
    </style:style>
    <style:style style:name="ce29" style:family="table-cell" style:parent-style-name="Default">
      <style:table-cell-properties fo:background-color="#ffdbb6" fo:border="none"/>
    </style:style>
    <style:style style:name="ce30" style:family="table-cell" style:parent-style-name="mains">
      <style:table-cell-properties fo:background-color="#2a6099" style:text-align-source="fix" style:repeat-content="false" style:vertical-align="middle"/>
      <style:paragraph-properties fo:text-align="center"/>
      <style:text-properties fo:color="#ffffff"/>
    </style:style>
    <style:style style:name="ce31" style:family="table-cell" style:parent-style-name="subs">
      <style:table-cell-properties fo:background-color="#dee6ef"/>
    </style:style>
    <style:style style:name="ce32" style:family="table-cell" style:parent-style-name="sub-subs">
      <style:table-cell-properties fo:background-color="#dee6ef"/>
    </style:style>
    <style:style style:name="ce33" style:family="table-cell" style:parent-style-name="subs">
      <style:table-cell-properties fo:background-color="#f7d1d5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0.74pt solid #000000"/>
      <style:paragraph-properties fo:text-align="center"/>
    </style:style>
    <style:style style:name="ce35" style:family="table-cell" style:parent-style-name="Default">
      <style:table-cell-properties fo:border-bottom="0.74pt solid #000000" fo:background-color="#f7d1d5" fo:border-left="none" fo:border-right="none" fo:border-top="0.74pt solid #000000"/>
    </style:style>
    <style:style style:name="ce36" style:family="table-cell" style:parent-style-name="scale">
      <style:table-cell-properties fo:background-color="#dee6ef"/>
    </style:style>
    <style:style style:name="ce37" style:family="table-cell" style:parent-style-name="Default">
      <style:table-cell-properties fo:background-color="#dee6ef"/>
    </style:style>
    <style:style style:name="ce38" style:family="table-cell" style:parent-style-name="Default">
      <style:table-cell-properties fo:background-color="#f7d1d5"/>
    </style:style>
    <style:style style:name="ce39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0.74pt solid #000000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247cm"/>
    </style:style>
    <style:style style:name="ce41" style:family="table-cell" style:parent-style-name="mains">
      <style:table-cell-properties fo:background-color="#ffff6d" style:text-align-source="fix" style:repeat-content="false" style:vertical-align="middle"/>
      <style:paragraph-properties fo:text-align="center"/>
    </style:style>
    <style:style style:name="ce42" style:family="table-cell" style:parent-style-name="subs">
      <style:table-cell-properties fo:background-color="#ffffd7"/>
    </style:style>
    <style:style style:name="ce43" style:family="table-cell" style:parent-style-name="sub-subs">
      <style:table-cell-properties fo:background-color="#ffffd7"/>
    </style:style>
    <style:style style:name="ce44" style:family="table-cell" style:parent-style-name="subs">
      <style:table-cell-properties fo:background-color="#ffbf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46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/>
    </style:style>
    <style:style style:name="ce47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start" fo:margin-left="0.353cm"/>
    </style:style>
    <style:style style:name="ce48" style:family="table-cell" style:parent-style-name="scale">
      <style:table-cell-properties fo:background-color="#ffffd7"/>
    </style:style>
    <style:style style:name="ce49" style:family="table-cell" style:parent-style-name="Default">
      <style:table-cell-properties fo:background-color="#ffffd7"/>
    </style:style>
    <style:style style:name="T1" style:family="text">
      <style:text-properties style:font-name="FontAwesome1" style:font-name-asian="FontAwesome1" style:font-name-complex="FontAwesom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2:Sheet1.I3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scale" office:value-type="string" calcext:value-type="string">
            <text:p>   <text:span text:style-name="T1"></text:span>      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5D<text:span text:style-name="T2"> s</text:span><text:span text:style-name="T3">elf evaluation</text:span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Satisfactory           NOT on Standard  <text:span text:style-name="T1">          Time is Right to Level UP  </text:span> 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1) Care</text:p>
          </table:table-cell>
          <table:covered-table-cell/>
          <table:table-cell/>
          <table:table-cell table:style-name="ce30" office:value-type="string" calcext:value-type="string" table:number-columns-spanned="2" table:number-rows-spanned="1">
            <text:p>4) Steward</text:p>
          </table:table-cell>
          <table:covered-table-cell/>
          <table:table-cell/>
          <table:table-cell table:style-name="ce41" office:value-type="string" calcext:value-type="string" table:number-columns-spanned="2" table:number-rows-spanned="1">
            <text:p>5) Quality of Life</text:p>
          </table:table-cell>
          <table:covered-table-cell table:style-name="scale"/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Sleep</text:p>
          </table:table-cell>
          <table:table-cell table:style-name="ce25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1" office:value-type="string" calcext:value-type="string">
            <text:p>Career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2" office:value-type="string" calcext:value-type="string">
            <text:p>Environment</text:p>
          </table:table-cell>
          <table:table-cell table:style-name="ce48"/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iet</text:p>
          </table:table-cell>
          <table:table-cell table:style-name="ce25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1" office:value-type="string" calcext:value-type="string">
            <text:p>Owner</text:p>
          </table:table-cell>
          <table:table-cell table:style-name="ce37"/>
          <table:table-cell/>
          <table:table-cell table:style-name="ce43" office:value-type="string" calcext:value-type="string">
            <text:p>house, town, area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Fitness</text:p>
          </table:table-cell>
          <table:table-cell table:style-name="ce25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vehicle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bedroom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Spirituality</text:p>
          </table:table-cell>
          <table:table-cell table:style-name="ce25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property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kitchen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peace, fullfillment, </text:p>
            <text:p>emotions</text:p>
          </table:table-cell>
          <table:table-cell table:style-name="ce25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belonging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bathroom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2" office:value-type="string" calcext:value-type="string">
            <text:p>animal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garden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2) Share</text:p>
          </table:table-cell>
          <table:covered-table-cell/>
          <table:table-cell/>
          <table:table-cell table:style-name="ce31" office:value-type="string" calcext:value-type="string">
            <text:p>Entrepreneur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work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5">
          <table:table-cell/>
          <table:table-cell table:style-name="ce15" office:value-type="string" calcext:value-type="string">
            <text:p>Self concept</text:p>
            <text:p>EQ, Character</text:p>
          </table:table-cell>
          <table:table-cell table:style-name="ce2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1" office:value-type="string" calcext:value-type="string">
            <text:p>Money</text:p>
          </table:table-cell>
          <table:table-cell table:style-name="ce37"/>
          <table:table-cell/>
          <table:table-cell table:style-name="ce42" office:value-type="string" calcext:value-type="string">
            <text:p>Experiences</text:p>
          </table:table-cell>
          <table:table-cell table:style-name="ce49"/>
          <table:table-cell table:number-columns-repeated="3"/>
        </table:table-row>
        <table:table-row table:style-name="ro3">
          <table:table-cell/>
          <table:table-cell table:style-name="ce15" office:value-type="string" calcext:value-type="string">
            <text:p>Love Life</text:p>
          </table:table-cell>
          <table:table-cell table:style-name="ce2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income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frequency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>
            <text:p>Parenting</text:p>
          </table:table-cell>
          <table:table-cell table:style-name="ce2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expense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3" office:value-type="string" calcext:value-type="string">
            <text:p>type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>
            <text:p>Family, Friends</text:p>
          </table:table-cell>
          <table:table-cell table:style-name="ce2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asset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2" office:value-type="string" calcext:value-type="string">
            <text:p>Contribution </text:p>
          </table:table-cell>
          <table:table-cell table:style-name="ce48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2" office:value-type="string" calcext:value-type="string">
            <text:p>debt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3)Growth</text:p>
          </table:table-cell>
          <table:covered-table-cell/>
          <table:table-cell/>
          <table:table-cell table:style-name="ce32" office:value-type="string" calcext:value-type="string">
            <text:p>insurance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4" office:value-type="string" calcext:value-type="string" table:number-columns-spanned="2" table:number-rows-spanned="1">
            <text:p>What can improve? <text:s text:c="2"/></text:p>
          </table:table-cell>
          <table:covered-table-cell/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Creativity</text:p>
          </table:table-cell>
          <table:table-cell table:style-name="ce27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trusts &amp;testament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5" table:number-columns-repeated="2"/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Intellectual</text:p>
          </table:table-cell>
          <table:table-cell table:style-name="ce27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investment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5" table:number-columns-repeated="2"/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Skills</text:p>
          </table:table-cell>
          <table:table-cell table:style-name="ce27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32" office:value-type="string" calcext:value-type="string">
            <text:p>emotions</text:p>
          </table:table-cell>
          <table:table-cell table:style-name="ce36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45" table:number-columns-repeated="2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Relations, Technical</text:p>
            <text:p>Business, Coaching</text:p>
            <text:p>Speaking, ................</text:p>
          </table:table-cell>
          <table:table-cell table:style-name="ce27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4"/>
          <table:table-cell table:style-name="ce45" table:number-columns-repeated="2"/>
          <table:table-cell table:number-columns-repeated="3"/>
        </table:table-row>
        <table:table-row table:style-name="ro3">
          <table:table-cell/>
          <table:covered-table-cell table:style-name="ce19"/>
          <table:table-cell table:style-name="ce27"/>
          <table:table-cell/>
          <table:table-cell table:style-name="ce33" office:value-type="string" calcext:value-type="string" table:number-columns-spanned="2" table:number-rows-spanned="1">
            <text:p>What can you Mentor?</text:p>
          </table:table-cell>
          <table:covered-table-cell table:style-name="ce38"/>
          <table:table-cell/>
          <table:table-cell table:style-name="ce45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34"/>
          <table:table-cell table:style-name="ce35"/>
          <table:table-cell/>
          <table:table-cell table:style-name="ce45" table:number-columns-repeated="2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2" table:number-rows-spanned="1">
            <text:p>Greatest opporunity?</text:p>
          </table:table-cell>
          <table:covered-table-cell table:style-name="ce28"/>
          <table:table-cell table:style-name="ce22"/>
          <table:table-cell table:style-name="ce35" table:number-columns-repeated="2"/>
          <table:table-cell/>
          <table:table-cell table:style-name="ce45" table:number-columns-repeated="2"/>
          <table:table-cell table:number-columns-repeated="3"/>
        </table:table-row>
        <table:table-row table:style-name="ro1" table:number-rows-repeated="4">
          <table:table-cell/>
          <table:table-cell table:style-name="ce21" table:number-columns-repeated="2"/>
          <table:table-cell table:style-name="ce22"/>
          <table:table-cell table:style-name="ce35" table:number-columns-repeated="2"/>
          <table:table-cell/>
          <table:table-cell table:style-name="ce45" table:number-columns-repeated="2"/>
          <table:table-cell table:number-columns-repeated="3"/>
        </table:table-row>
        <table:table-row table:style-name="ro1">
          <table:table-cell/>
          <table:table-cell table:style-name="ce22" table:number-columns-repeated="5"/>
          <table:table-cell/>
          <table:table-cell table:style-name="ce45" table:number-columns-repeated="2"/>
          <table:table-cell table:number-columns-repeated="3"/>
        </table:table-row>
        <table:table-row table:style-name="ro3">
          <table:table-cell/>
          <table:table-cell table:style-name="ce23" office:value-type="string" calcext:value-type="string" table:number-columns-spanned="5" table:number-rows-spanned="1">
            <text:p>Greatest wish?</text:p>
          </table:table-cell>
          <table:covered-table-cell table:number-columns-repeated="4" table:style-name="ce29"/>
          <table:table-cell/>
          <table:table-cell table:style-name="ce45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ce24" table:number-columns-repeated="5"/>
          <table:table-cell/>
          <table:table-cell table:style-name="ce46"/>
          <table:table-cell table:style-name="ce45"/>
          <table:table-cell table:number-columns-repeated="3"/>
        </table:table-row>
        <table:table-row table:style-name="ro1">
          <table:table-cell/>
          <table:table-cell table:style-name="ce24" table:number-columns-repeated="4"/>
          <table:table-cell table:style-name="ce39"/>
          <table:table-cell table:style-name="ce14"/>
          <table:table-cell table:style-name="ce47" table:number-columns-repeated="2"/>
          <table:table-cell table:number-columns-repeated="3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ontAwesome" svg:font-family="FontAwesome" style:font-adornments="Regular" style:font-pitch="variable"/>
    <style:font-face style:name="FontAwesome1" svg:font-family="FontAwesom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currency-style style:name="N120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0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23">
      <number:day-of-week/>
      <number:day number:style="long"/>
    </number:date-style>
    <number:currency-style style:name="N12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5">
      <number:text>w</number:text>
      <number:week-of-year/>
    </number:date-style>
    <number:date-style style:name="N126">
      <number:month number:style="long" number:textual="true"/>
      <number:text> </number:text>
      <number:year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7P0"/>
    </number:currency-style>
    <number:date-style style:name="N128">
      <number:text>O</number:text>
      <number:week-of-year/>
    </number:date-style>
    <number:date-style style:name="N129">
      <number:day-of-week/>
      <number:text> </number:text>
      <number:day number:style="long"/>
    </number:date-style>
    <number:date-style style:name="N130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1">
      <number:day number:style="long"/>
      <number:text>.</number:text>
      <number:month number:textual="true"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text>R</number:text>
      <number:week-of-year/>
    </number:date-style>
    <number:date-style style:name="N134">
      <number:text>C</number:text>
      <number:week-of-year/>
    </number:date-style>
    <number:date-style style:name="N135">
      <number:day number:style="long"/>
    </number:date-style>
    <number:date-style style:name="N136">
      <number:text>M</number:text>
      <number:week-of-year/>
    </number:date-style>
    <number:date-style style:name="N137">
      <number:day-of-week/>
    </number:date-style>
    <number:date-style style:name="N138">
      <number:month number:textual="true"/>
      <number:text> </number:text>
      <number:year number:style="long"/>
    </number:date-style>
    <number:date-style style:name="N139">
      <number:text>week</number:text>
      <number:week-of-year/>
    </number:date-style>
    <number:date-style style:name="N140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1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2">
      <number:day number:style="long"/>
      <number:text>  </number:text>
      <number:day-of-week/>
      <number:text> (</number:text>
      <number:week-of-year/>
      <number:text>)</number:text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day number:style="long"/>
      <number:text>  </number:text>
      <number:day-of-week/>
    </number:date-style>
    <number:date-style style:name="N145">
      <number:day number:style="long"/>
      <number:text>   </number:text>
      <number:day-of-week/>
    </number:date-style>
    <number:date-style style:name="N146">
      <number:day number:style="long"/>
      <number:text>    </number:text>
      <number:day-of-week/>
    </number:date-style>
    <number:date-style style:name="N147">
      <number:day-of-week/>
      <number:text>.</number:text>
      <number:day number:style="long"/>
    </number:date-style>
    <number:date-style style:name="N148">
      <number:text>G</number:text>
      <number:week-of-year/>
    </number:date-style>
    <number:time-style style:name="N149">
      <number:minutes number:style="long"/>
      <number:text>:</number:text>
      <number:seconds number:style="long"/>
    </number:time-style>
    <number:date-style style:name="N150">
      <number:day-of-week number:style="long"/>
    </number:date-style>
    <number:date-style style:name="N15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minutes number:style="long"/>
      <number:text>:</number:text>
      <number:seconds number:style="long" number:decimal-places="1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">
      <number:month/>
    </number:date-style>
    <number:date-style style:name="N156">
      <number:text>week </number:text>
      <number:week-of-year/>
      <number:text>   </number:text>
      <number:month number:textual="true"/>
    </number:date-style>
    <number:date-style style:name="N157">
      <number:day/>
    </number:date-style>
    <number:date-style style:name="N158">
      <number:month number:textual="true"/>
      <number:text>, </number:text>
      <number:year number:style="long"/>
      <number:text>: week </number:text>
      <number:week-of-year/>
    </number:date-style>
    <number:date-style style:name="N159">
      <number:month number:textual="true"/>
      <number:text> </number:text>
      <number:year number:style="long"/>
      <number:text> week </number:text>
      <number:week-of-year/>
    </number:date-style>
    <number:date-style style:name="N160">
      <number:text>week </number:text>
      <number:week-of-year/>
    </number:date-style>
    <number:date-style style:name="N161">
      <number:day number:style="long"/>
      <number:text> </number:text>
      <number:day-of-week/>
    </number:date-style>
    <number:date-style style:name="N162">
      <number:day number:style="long"/>
      <number:text>.</number:text>
      <number:day-of-week/>
    </number:date-style>
    <number:date-style style:name="N163">
      <number:month number:style="long" number:textual="true"/>
      <number:text>   ( </number:text>
      <number:week-of-year/>
      <number:text> )</number:text>
    </number:date-style>
    <number:date-style style:name="N164">
      <number:month number:style="long" number:textual="true"/>
      <number:text>   </number:text>
      <number:week-of-year/>
    </number:date-style>
    <number:date-style style:name="N165">
      <number:month number:textual="true"/>
      <number:text> week </number:text>
      <number:week-of-year/>
    </number:date-style>
    <number:date-style style:name="N166">
      <number:year number:style="long"/>
    </number:date-style>
    <number:date-style style:name="N167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68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69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0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1">
      <number:week-of-year/>
      <number:text>  </number:text>
      <number:month number:textual="true"/>
    </number:date-style>
    <number:date-style style:name="N172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date-style style:name="N174">
      <number:text>Q</number:text>
      <number:week-of-year/>
    </number:date-style>
    <number:date-style style:name="N10121" number:language="en" number:country="ZA">
      <number:month number:textual="true"/>
    </number:date-style>
    <number:number-style style:name="N10122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2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4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5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5P0"/>
    </number:number-style>
    <number:date-style style:name="N1012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7" number:language="en" number:country="ZA">
      <number:day number:style="long"/>
      <number:text>-</number:text>
      <number:month number:textual="true"/>
    </number:date-style>
    <number:date-style style:name="N10128" number:language="en" number:country="ZA">
      <number:month number:textual="true"/>
      <number:text>-</number:text>
      <number:year/>
    </number:date-style>
    <number:date-style style:name="N1012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0P0" style:volatile="true" number:language="en" number:country="ZA">
      <number:number number:decimal-places="0" number:min-decimal-places="0" number:min-integer-digits="1" number:grouping="true"/>
    </number:number-style>
    <number:number-style style:name="N10130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0P0"/>
    </number:number-style>
    <number:number-style style:name="N10131P0" style:volatile="true" number:language="en" number:country="ZA">
      <number:number number:decimal-places="0" number:min-decimal-places="0" number:min-integer-digits="1" number:grouping="true"/>
    </number:number-style>
    <number:number-style style:name="N10131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1P0"/>
    </number:number-style>
    <number:number-style style:name="N10132P0" style:volatile="true" number:language="en" number:country="ZA">
      <number:number number:decimal-places="2" number:min-decimal-places="2" number:min-integer-digits="1" number:grouping="true"/>
    </number:number-style>
    <number:number-style style:name="N10132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2" number:min-decimal-places="2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4P2" style:volatile="true" number:language="en" number:country="ZA">
      <number:text> </number:text>
      <number:fill-character> </number:fill-character>
      <number:text>-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ZA">
      <number:text> R </number:text>
      <number:fill-character> </number:fill-character>
      <number:text>- </number:text>
    </number:number-style>
    <number:text-style style:name="N10135" number:language="en" number:country="Z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6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ZA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Z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8" number:language="en" number:country="ZA">
      <number:year number:style="long"/>
    </number:date-style>
    <number:date-style style:name="N10139" number:language="en" number:country="ZA">
      <number:day number:style="long"/>
    </number:date-style>
    <number:date-style style:name="N10140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vertical-align="middle"/>
      <style:text-properties fo:color="#355269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cale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666666" style:font-name="FontAwesome" fo:font-family="FontAwesome" style:font-style-name="Regular" style:font-pitch="variable" fo:font-size="9pt" style:font-size-asian="9pt" style:font-size-complex="9pt"/>
    </style:style>
    <style:style style:name="sub-subs" style:family="table-cell" style:parent-style-name="Default">
      <style:table-cell-properties fo:background-color="#eeeeee" style:diagonal-bl-tr="none" style:diagonal-tl-br="none" style:text-align-source="fix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mains" style:family="table-cell" style:parent-style-name="Default">
      <style:table-cell-properties fo:background-color="#dddddd" style:diagonal-bl-tr="none" style:diagonal-tl-br="none" style:text-align-source="fix" style:repeat-content="false" fo:wrap-option="wrap" fo:padding="0.136cm" style:vertical-align="middle"/>
      <style:paragraph-properties fo:text-align="center"/>
      <style:text-properties fo:font-size="13pt" style:text-underline-style="none" fo:font-weight="bold" style:font-weight-asian="bold" style:font-weight-complex="600" style:text-overline-style="none" style:text-overline-color="font-color"/>
    </style:style>
    <style:style style:name="subs" style:family="table-cell" style:parent-style-name="Default">
      <style:table-cell-properties fo:background-color="#eeeeee" style:diagonal-bl-tr="none" style:diagonal-tl-br="none" style:text-align-source="fix" style:repeat-content="false"/>
      <style:paragraph-properties fo:text-align="start" fo:margin-left="0.176cm"/>
      <style:text-properties fo:font-size="11pt" style:text-underline-style="none" fo:font-weight="bold" style:font-weight-asian="bold" style:font-weight-complex="600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7T14:41:04.345488145</meta:creation-date>
    <dc:date>2023-12-07T10:34:00.252286797</dc:date>
    <meta:editing-duration>PT4H12M24S</meta:editing-duration>
    <meta:editing-cycles>82</meta:editing-cycles>
    <meta:generator>LibreOffice/7.6.2.1$Linux_X86_64 LibreOffice_project/56f7684011345957bbf33a7ee678afaf4d2ba333</meta:generator>
    <meta:document-statistic meta:table-count="1" meta:cell-count="88" meta:object-count="0"/>
  </office:meta>
</office:document-meta>
</file>